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c7f" officeooo:paragraph-rsid="001d5c7f"/>
    </style:style>
    <style:style style:name="P2" style:family="paragraph" style:parent-style-name="Standard">
      <style:text-properties officeooo:rsid="001df8ef" officeooo:paragraph-rsid="001df8ef"/>
    </style:style>
    <style:style style:name="P3" style:family="paragraph" style:parent-style-name="Standard">
      <style:text-properties officeooo:rsid="001feb30" officeooo:paragraph-rsid="001feb30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1d5c7f" officeooo:paragraph-rsid="001d5c7f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d5c7f" officeooo:paragraph-rsid="001d5c7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f8ef" officeooo:paragraph-rsid="001df8e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feb30" officeooo:paragraph-rsid="001feb3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ython Basic Assignment</text:p>
      <text:p text:style-name="P4">Assignment 2</text:p>
      <text:p text:style-name="P1"/>
      <text:p text:style-name="P5">Answer 1:</text:p>
      <text:p text:style-name="P1">There are two different values in python. These are true and false.</text:p>
      <text:p text:style-name="P1"><text:tab/>In python, we represent True and False as boolean values.</text:p>
      <text:p text:style-name="P1"/>
      <text:p text:style-name="P5">Answer 2:</text:p>
      <text:p text:style-name="P1">The three different type of boolean operators are:</text:p>
      <text:p text:style-name="P1">i) and</text:p>
      <text:p text:style-name="P1">ii) or</text:p>
      <text:p text:style-name="P1">iii) not</text:p>
      <text:p text:style-name="P1"/>
      <text:p text:style-name="P5">Answer 3:</text:p>
      <text:p text:style-name="P1">AND:</text:p>
      <text:p text:style-name="P1"/>
      <text:p text:style-name="P1">A<text:tab/>B<text:tab/>Y=A and B</text:p>
      <text:p text:style-name="P1">0<text:tab/>0<text:tab/>0</text:p>
      <text:p text:style-name="P1">0<text:tab/>1<text:tab/>0</text:p>
      <text:p text:style-name="P1">1<text:tab/>0<text:tab/>0</text:p>
      <text:p text:style-name="P1">1<text:tab/>1<text:tab/>1</text:p>
      <text:p text:style-name="P1"/>
      <text:p text:style-name="P1">OR:</text:p>
      <text:p text:style-name="P1"/>
      <text:p text:style-name="P1">A<text:tab/>B <text:tab/>Y= A or B</text:p>
      <text:p text:style-name="P1">0<text:tab/>0<text:tab/>0</text:p>
      <text:p text:style-name="P1">0<text:tab/>1<text:tab/>1</text:p>
      <text:p text:style-name="P1">1<text:tab/>0<text:tab/>1</text:p>
      <text:p text:style-name="P1">1<text:tab/>1<text:tab/>1</text:p>
      <text:p text:style-name="P1"/>
      <text:p text:style-name="P1">NOT:</text:p>
      <text:p text:style-name="P1"/>
      <text:p text:style-name="P1">A<text:tab/>Y=A’</text:p>
      <text:p text:style-name="P1">0<text:tab/>1</text:p>
      <text:p text:style-name="P1">1<text:tab/>0</text:p>
      <text:p text:style-name="P1"/>
      <text:p text:style-name="P5">Answer 4:</text:p>
      <text:p text:style-name="P1">i) True and False=False</text:p>
      <text:p text:style-name="P1">ii) not(True)=False</text:p>
      <text:p text:style-name="P1">iii) True or false=True</text:p>
      <text:p text:style-name="P2">iv) not(True or False)=not(True)=False</text:p>
      <text:p text:style-name="P2">v) True and False=False</text:p>
      <text:p text:style-name="P2">vi) True or False=True</text:p>
      <text:p text:style-name="P2"/>
      <text:p text:style-name="P6">Answer 5:</text:p>
      <text:p text:style-name="P2">The six comparison operators are:</text:p>
      <text:p text:style-name="P2">i) Less than &lt;</text:p>
      <text:p text:style-name="P2">ii) Greater than &gt;</text:p>
      <text:p text:style-name="P2">iii) Less than or Equals &lt;=</text:p>
      <text:p text:style-name="P2">iv) Greater than or Equals &gt;=</text:p>
      <text:p text:style-name="P2">v) Equals ==</text:p>
      <text:p text:style-name="P2"><text:soft-page-break/>vi) Not Equlas !=</text:p>
      <text:p text:style-name="P2"/>
      <text:p text:style-name="P6">Answer 6:</text:p>
      <text:p text:style-name="P2">Assignment operator is used to assign any value to any variable but equal operator is used to check that value of the both side expressions is true or not.</text:p>
      <text:p text:style-name="P2">Example: if I want to assign value 5 to a variable num then I will use assignment operator i.e. num=5</text:p>
      <text:p text:style-name="P2">Now, if I want to check that if the calues <text:s/>of num1 and num2 is equal or not the we can use equal operator i.e. num1==num2</text:p>
      <text:p text:style-name="P2"/>
      <text:p text:style-name="P6">Answer 7:</text:p>
      <text:p text:style-name="P2">The three blocks of the code are:</text:p>
      <text:p text:style-name="P2">i) if block</text:p>
      <text:p text:style-name="P2">ii) if-else block</text:p>
      <text:p text:style-name="P2"><text:tab/>a) if block</text:p>
      <text:p text:style-name="P2"><text:tab/>b) else block</text:p>
      <text:p text:style-name="P2">The modified code is:</text:p>
      <text:p text:style-name="P2">spam=0</text:p>
      <text:p text:style-name="P2">if spam==10:</text:p>
      <text:p text:style-name="P2"><text:tab/>print(‘eggs’)</text:p>
      <text:p text:style-name="P2">if spam&gt;5:</text:p>
      <text:p text:style-name="P2"><text:tab/>print(‘bacon’)</text:p>
      <text:p text:style-name="P2">else:</text:p>
      <text:p text:style-name="P2"><text:tab/>print(‘ham’)</text:p>
      <text:p text:style-name="P2">print(‘spam’)</text:p>
      <text:p text:style-name="P2">print(‘spam’)</text:p>
      <text:p text:style-name="P2"/>
      <text:p text:style-name="P6">Answer 8:</text:p>
      <text:p text:style-name="P3">spam=int(input(“Enter a value:”))</text:p>
      <text:p text:style-name="P3">if spam==1:</text:p>
      <text:p text:style-name="P3"><text:tab/>print(“Hello”)</text:p>
      <text:p text:style-name="P3">elif <text:s/>spam==2:</text:p>
      <text:p text:style-name="P3"><text:tab/>print(“Howdy”)</text:p>
      <text:p text:style-name="P3">else:</text:p>
      <text:p text:style-name="P3"><text:tab/>print(“Greetings!”)</text:p>
      <text:p text:style-name="P3"/>
      <text:p text:style-name="P7">Answer 9:</text:p>
      <text:p text:style-name="P3">If our proh=gram enters into endless or infinte loop then I <text:s/>will press Ctrl+C.</text:p>
      <text:p text:style-name="P3"/>
      <text:p text:style-name="P7">Answer 10:</text:p>
      <text:p text:style-name="P3">The break statement is used to come out from a loop unconditionaaly and continue statement is used to skip <text:s/>an iteration of the loop.</text:p>
      <text:p text:style-name="P3">break:</text:p>
      <text:p text:style-name="P3">for i in range(0,5):</text:p>
      <text:p text:style-name="P3"><text:tab/>if i==2:</text:p>
      <text:p text:style-name="P3"><text:tab/><text:tab/>break<text:tab/><text:tab/>#The loop will be terminated when the value of i is 2</text:p>
      <text:p text:style-name="P3">continue:</text:p>
      <text:p text:style-name="P3">for i in range(0,5):</text:p>
      <text:p text:style-name="P3"><text:tab/>if i==2:</text:p>
      <text:p text:style-name="P3"><text:tab/><text:tab/>continue<text:tab/>#The loop skips an iteration when the value <text:s/>of i is 2</text:p>
      <text:p text:style-name="P3"/>
      <text:p text:style-name="P7">Answer <text:s/>11:</text:p>
      <text:p text:style-name="P3"><text:soft-page-break/>In a for loop there is <text:s/>no difference <text:s/>among all the three representations of range function. By all the range function, it indicates than the initial value of i is 0, the loop will be terminated when the <text:s/>value of i will become <text:s/>10 and the value of i is incremented by 1 for each iteration.</text:p>
      <text:p text:style-name="P3"/>
      <text:p text:style-name="P7">Answer 12:</text:p>
      <text:p text:style-name="P3">#using for loop</text:p>
      <text:p text:style-name="P3">for i in range(1, 11):</text:p>
      <text:p text:style-name="P3"><text:tab/>print(i)</text:p>
      <text:p text:style-name="P3">#while <text:s/>loop</text:p>
      <text:p text:style-name="P3">i=0</text:p>
      <text:p text:style-name="P3">while <text:s/>i&lt;=10:</text:p>
      <text:p text:style-name="P3"><text:tab/>print(i)</text:p>
      <text:p text:style-name="P3"><text:tab/>i+=1</text:p>
      <text:p text:style-name="P3"/>
      <text:p text:style-name="P7">Answer 13:</text:p>
      <text:p text:style-name="P3">To call <text:s text:c="2"/>the function bacon() which is <text:s/>in <text:s/>spam, I will write this <text:s/>statement to execute bacon() after importing spam:</text:p>
      <text:p text:style-name="P3">spam.bacon(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1:03:34.724565884</meta:creation-date>
    <dc:date>2021-04-04T01:40:28.651325563</dc:date>
    <meta:editing-duration>PT1M33S</meta:editing-duration>
    <meta:editing-cycles>1</meta:editing-cycles>
    <meta:document-statistic meta:table-count="0" meta:image-count="0" meta:object-count="0" meta:page-count="3" meta:paragraph-count="96" meta:word-count="456" meta:character-count="2363" meta:non-whitespace-character-count="1966"/>
    <meta:generator>LibreOffice/6.4.6.2$Linux_X86_64 LibreOffice_project/40$Build-2</meta:generator>
  </office:meta>
</office:document-meta>
</file>